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background-color="#cccccc" fo:padding="0.097cm" fo:border-left="0.05pt solid #000000" fo:border-right="0.05pt solid #000000" fo:border-top="none" fo:border-bottom="none">
        <style:background-image/>
      </style:table-cell-properties>
    </style:style>
    <style:style style:name="Tabela1.A4" style:family="table-cell">
      <style:table-cell-properties fo:background-color="#cccccc" fo:padding="0.097cm" fo:border-left="0.05pt solid #cccccc" fo:border-right="0.05pt solid #cccccc" fo:border-top="none" fo:border-bottom="none">
        <style:background-image/>
      </style:table-cell-properties>
    </style:style>
    <style:style style:name="Tabela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7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weight="bold" officeooo:rsid="00211054" officeooo:paragraph-rsid="00211054" style:font-size-asian="8.75pt" style:font-weight-asian="bold" style:font-size-complex="10pt" style:font-weight-complex="bold"/>
    </style:style>
    <style:style style:name="P2" style:family="paragraph" style:parent-style-name="Standard">
      <style:text-properties officeooo:paragraph-rsid="0018002a"/>
    </style:style>
    <style:style style:name="P3" style:family="paragraph" style:parent-style-name="_31_11">
      <style:paragraph-properties fo:break-before="column"/>
    </style:style>
    <style:style style:name="P4" style:family="paragraph" style:parent-style-name="Standard">
      <style:text-properties fo:font-size="12pt" officeooo:paragraph-rsid="0018002a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1.499cm" fo:margin-right="0cm" fo:margin-top="0cm" fo:margin-bottom="0cm" loext:contextual-spacing="false" fo:line-height="150%" fo:text-indent="-1.401cm" style:auto-text-indent="false" style:page-number="auto" fo:background-color="transparent"/>
    </style:style>
    <style:style style:name="P6" style:family="paragraph" style:parent-style-name="podpunkty" style:list-style-name="_31_"/>
    <style:style style:name="P7" style:family="paragraph" style:parent-style-name="_31_11">
      <style:paragraph-properties fo:margin-top="0cm" fo:margin-bottom="0.7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emat</text:span>: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_31_11">Czesław Miłosz (1911-2004)</text:p>
        <text:p text:style-name="P2"/>
        <text:p text:style-name="kursywa2">Który skrzywdziłeś</text:p>
        <text:p text:style-name="P2"/>
        <text:p text:style-name="P4">Który skrzywdziłeś człowieka prostego</text:p>
        <text:p text:style-name="P4">Śmiechem nad krzywdą jego wybuchając,</text:p>
        <text:p text:style-name="P4">Gromadę błaznów koło siebie mając</text:p>
        <text:p text:style-name="P4">Na pomieszanie dobrego i złego,</text:p>
        <text:p text:style-name="P4">Choćby przed tobą wszyscy się skłonili</text:p>
        <text:p text:style-name="P4">Cnotę i mądrość tobie przypisując,</text:p>
        <text:p text:style-name="P4">Złote medale na twoją cześć kując,</text:p>
        <text:p text:style-name="P4">Radzi że jeszcze jeden dzień przeżyli,</text:p>
        <text:p text:style-name="P4"/>
        <text:p text:style-name="P4">Nie bądź bezpieczny. Poeta pamięta</text:p>
        <text:p text:style-name="P4">Możesz go zabić - narodzi się nowy.</text:p>
        <text:p text:style-name="P4">Spisane będą czyny i rozmowy.</text:p>
        <text:p text:style-name="P4"/>
        <text:p text:style-name="P4">Lepszy dla ciebie byłby świt zimowy</text:p>
        <text:p text:style-name="P4">I sznur i gałąź pod ciężarem zgięta.</text:p>
        <text:p text:style-name="P4"/>
        <text:p text:style-name="nazwa11">Washington D.C., 1950 (Światło dzienne, 1953)</text:p>
        <text:p text:style-name="P2"/>
        <text:p text:style-name="P2"/>
        <text:p text:style-name="P3">Ernest Bryll (ur. 1935)</text:p>
        <text:p text:style-name="P2"/>
        <text:p text:style-name="kursywa2">Ten, który…</text:p>
        <text:p text:style-name="P2"/>
        <text:p text:style-name="P4">Ten, który skrzywdził człowieka prostego</text:p>
        <text:p text:style-name="P4">Wynajdzie rymopisów, co wszystko wymażą</text:p>
        <text:p text:style-name="P4">i historyka w dowodach zręcznego</text:p>
        <text:p text:style-name="P4">Który wyrzeźbi dzieje z tak dostojną twarzą</text:p>
        <text:p text:style-name="P4">Jak nigdy w dziejach nie bywało.</text:p>
        <text:p text:style-name="P4">Ten, który zbrodnię czynił - byle wszystko cało</text:p>
        <text:p text:style-name="P4">Znajdzie w ciemności wieków swoją sprawiedliwość</text:p>
        <text:p text:style-name="P4">Chociaż siał burze, słodkie zbierze ziarno.</text:p>
        <text:p text:style-name="P4"/>
        <text:p text:style-name="P4">Takie jest doświadczenie. A my byśmy chcieli</text:p>
        <text:p text:style-name="P4">Aby się słowa poety lękano</text:p>
        <text:p text:style-name="P4">By imperatorowie w pomiętej pościeli</text:p>
        <text:p text:style-name="P4">Pocili się, myśleli - co o nich pisano</text:p>
        <text:p text:style-name="P4"/>
        <text:p text:style-name="P4">Takie jest doświadczenie, które zawsze znano</text:p>
        <text:p text:style-name="P4">I zawsze przeciw głupi poeci lecieli.</text:p>
        <text:p text:style-name="P2"/>
        <text:p text:style-name="nazwa11">Zwierzątko, 1975</text:p>
      </text:section>
      <text:p text:style-name="P7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ela_20_tytuł">Miłosz,<text:span text:style-name="T2"> Który skrzywdziłeś</text:span></text:p>
          </table:table-cell>
          <table:table-cell table:style-name="Tabela1.B1" office:value-type="string">
            <text:p text:style-name="tabela_20_tytuł">Bryll, <text:span text:style-name="T2">Ten, który…</text:span></text:p>
          </table:table-cell>
        </table:table-row>
        <table:table-row>
          <table:table-cell table:style-name="Tabela1.A2" table:number-columns-spanned="2" office:value-type="string">
            <text:p text:style-name="_31_11">Kreacja podmiotu lirycznego</text:p>
          </table:table-cell>
          <table:covered-table-cell/>
        </table:table-row>
        <table:table-row>
          <table:table-cell table:style-name="Tabela1.A1" office:value-type="string">
            <text:list xml:id="list3573592977" text:style-name="_31_">
              <text:list-item>
                <text:p text:style-name="P6">pewny własnej wartości roli poeta;</text:p>
              </text:list-item>
              <text:list-item>
                <text:p text:style-name="P6">obserwator i krytyk piętnujący zło;</text:p>
              </text:list-item>
              <text:list-item>
                <text:p text:style-name="P6">osoba zaangażowana;</text:p>
              </text:list-item>
            </text:list>
          </table:table-cell>
          <table:table-cell table:style-name="Tabela1.B1" office:value-type="string">
            <text:list xml:id="list1177564746" text:style-name="_31_">
              <text:list-item>
                <text:p text:style-name="P6">racjonalista odrzucający idealizowanie rzeczywistości;</text:p>
              </text:list-item>
              <text:list-item>
                <text:p text:style-name="P6">ironiczny, sarkastyczny krytyk;</text:p>
              </text:list-item>
              <text:list-item>
                <text:p text:style-name="P6">osoba zachowująca dystans;</text:p>
              </text:list-item>
            </text:list>
          </table:table-cell>
        </table:table-row>
        <table:table-row>
          <table:table-cell table:style-name="Tabela1.A4" table:number-columns-spanned="2" office:value-type="string">
            <text:p text:style-name="_31_11">Adresat liryczny</text:p>
          </table:table-cell>
          <table:covered-table-cell/>
        </table:table-row>
        <table:table-row>
          <table:table-cell table:style-name="Tabela1.A1" office:value-type="string">
            <text:list xml:id="list201216366420075" text:continue-numbering="true" text:style-name="_31_">
              <text:list-item>
                <text:p text:style-name="P6">człowiek lekceważący człowieka i normy moralne;</text:p>
              </text:list-item>
              <text:list-item>
                <text:p text:style-name="P6">tyran, zadufany w sobie, pyszny i dumny władca;</text:p>
              </text:list-item>
            </text:list>
          </table:table-cell>
          <table:table-cell table:style-name="Tabela1.B1" office:value-type="string">
            <text:list xml:id="list201216155657685" text:continue-numbering="true" text:style-name="_31_">
              <text:list-item>
                <text:p text:style-name="P6">retoryczne "my", czyli "wy" - podm. zdystansowany!</text:p>
              </text:list-item>
              <text:list-item>
                <text:p text:style-name="P6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_31_11">Władca i społeczeństwo</text:p>
          </table:table-cell>
          <table:covered-table-cell/>
        </table:table-row>
        <table:table-row>
          <table:table-cell table:style-name="Tabela1.A7" office:value-type="string">
            <text:list xml:id="list201216192492303" text:continue-numbering="true" text:style-name="_31_">
              <text:list-item>
                <text:p text:style-name="P6">spersonalizowany (2 os. lp.) - wzmocnienie groźby;</text:p>
              </text:list-item>
              <text:list-item>
                <text:p text:style-name="P6">strachem podporządkowuje sobie innych;</text:p>
              </text:list-item>
              <text:list-item>
                <text:p text:style-name="P6">poddańczo wychwalany i idealizowany;</text:p>
              </text:list-item>
            </text:list>
          </table:table-cell>
          <table:table-cell table:style-name="Tabela1.B7" office:value-type="string">
            <text:list xml:id="list201216557524966" text:continue-numbering="true" text:style-name="_31_">
              <text:list-item>
                <text:p text:style-name="P6">uprzedmiotowiony (3 os.) - niedosięgły; cyniczny i szyderczy manipulator; gardzi człowiekiem i prawdą;</text:p>
              </text:list-item>
              <text:list-item>
                <text:p text:style-name="P6">żąda poklasku, w praktyce triumfuje; pociąga za sobą ludzi (atrakcyjność zła);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dpunkty" style:family="paragraph" style:parent-style-name="Standard"/>
    <style:style style:name="_31_11" style:display-name="111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fo:font-weight="bold" style:font-weight-asian="bold" style:font-weight-complex="bold"/>
    </style:style>
    <style:style style:name="kursywa" style:family="paragraph" style:parent-style-name="Standard">
      <style:text-properties fo:font-style="italic" style:font-style-asian="italic" style:font-style-complex="italic"/>
    </style:style>
    <style:style style:name="kursywa2" style:family="paragraph" style:parent-style-name="kursywa">
      <style:text-properties fo:font-weight="bold" style:font-weight-asian="bold" style:font-weight-complex="bold"/>
    </style:style>
    <style:style style:name="nazwa11" style:family="paragraph" style:parent-style-name="kursyw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ela_20_tytuł" style:display-name="tabela tytuł" style:family="paragraph" style:parent-style-name="_31_11">
      <style:text-properties fo:font-size="14pt" style:font-size-asian="14pt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_31_" style:display-name="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1.27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weight="bold" officeooo:rsid="00211054" officeooo:paragraph-rsid="00211054" style:font-size-asian="8.75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8:14.874874300</meta:creation-date>
    <dc:date>2017-11-05T20:12:14.458000000</dc:date>
    <meta:editing-duration>PT41M48S</meta:editing-duration>
    <meta:editing-cycles>8</meta:editing-cycles>
    <meta:generator>LibreOffice/5.4.2.2$Windows_X86_64 LibreOffice_project/22b09f6418e8c2d508a9eaf86b2399209b0990f4</meta:generator>
    <meta:document-statistic meta:table-count="1" meta:image-count="0" meta:object-count="0" meta:page-count="2" meta:paragraph-count="56" meta:word-count="327" meta:character-count="2209" meta:non-whitespace-character-count="1953"/>
  </office:meta>
</office:document-meta>
</file>